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12.8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5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/>this is just an info element to provide some info for the coming section....</text:p>
          </table:table-cell>
        </table:table-row>
        <table:table-row table:style-name="ro1">
          <table:table-cell office:value-type="string" calcext:value-type="string">
            <text:p>question_one</text:p>
          </table:table-cell>
          <table:table-cell office:value-type="string" calcext:value-type="string">
            <text:p><text:s/>This is the first question</text:p>
          </table:table-cell>
        </table:table-row>
        <table:table-row table:style-name="ro1">
          <table:table-cell office:value-type="string" calcext:value-type="string">
            <text:p>question_two</text:p>
          </table:table-cell>
          <table:table-cell office:value-type="string" calcext:value-type="string">
            <text:p>This is the second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Questions should have unique question labels for identification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otherwise they can contain anything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<text:s/>newlines should be avoided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/>
          <table:table-cell office:value-type="string" calcext:value-type="string">
            <text:p>factor_one</text:p>
          </table:table-cell>
          <table:table-cell office:value-type="string" calcext:value-type="string">
            <text:p>factor_two</text:p>
          </table:table-cell>
          <table:table-cell office:value-type="string" calcext:value-type="string">
            <text:p>factor_three</text:p>
          </table:table-cell>
          <table:table-cell office:value-type="string" calcext:value-type="string">
            <text:p>factor_four</text:p>
          </table:table-cell>
          <table:table-cell office:value-type="string" calcext:value-type="string">
            <text:p>factor_five</text:p>
          </table:table-cell>
          <table:table-cell office:value-type="string" calcext:value-type="string">
            <text:p>insecurity</text:p>
          </table:table-cell>
          <table:table-cell office:value-type="string" calcext:value-type="string">
            <text:p>training_focus</text:p>
          </table:table-cell>
          <table:table-cell office:value-type="string" calcext:value-type="string">
            <text:p>activity_playfulness</text:p>
          </table:table-cell>
          <table:table-cell office:value-type="string" calcext:value-type="string">
            <text:p>aggressiveness_dominance</text:p>
          </table:table-cell>
          <table:table-cell office:value-type="string" calcext:value-type="string">
            <text:p>dog_sociability</text:p>
          </table:table-cell>
          <table:table-cell office:value-type="string" calcext:value-type="string">
            <text:p>human_sociability</text:p>
          </table:table-cell>
          <table:table-cell office:value-type="string" calcext:value-type="string">
            <text:p>perseverance</text:p>
          </table:table-cell>
        </table:table-row>
        <table:table-row table:style-name="ro1">
          <table:table-cell office:value-type="string" calcext:value-type="string">
            <text:p>apinapinser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fgaaninvintti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iredalenterrier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it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skanhusky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skan klee ka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askanmalamuutt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askan noble companion dog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ntejon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ppienajo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erikanakit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kanbulldogg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kanbully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kancockerspaniel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glanninpesukarhu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kaneskimo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erikankettu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kankarvatonterrier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kanpitbullterrieri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kanstaffordshirenterrier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kanvesispaniel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tolianpaimen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o-francais de petite vénerie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glantilais-venäläinen ajo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enzellinpaimen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iégenajokoira / ariegeois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id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straliankarja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straliankelpie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tralian labradoodle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alianpaimen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kkiterrier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n töpöhäntäinen karja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tralianterrier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ävallanajo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ävallanpinseri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zawakh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zorienpaimen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bet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senj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set artésien normand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scognenbassett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tagnenbassett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sset hound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ijerinvuoristovihi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agle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gle harrier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tacollie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aucenpaimenkoira / beauceron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dlingtoninterrier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gianmastiff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gianpaimen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gianpaimenkoira - groenendael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gianpaimenkoira - laekenois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gianpaimenkoira - malinois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gianpaimenkoira - tervueren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rgamonpaimen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ninpaimen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hon frisé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ewerterrier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lly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näjänmustaterrieri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sukarhu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hi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inenpicardienspaniel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ninen pesukarhu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erboel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ekinpaimen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lognese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rdercollie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terrier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näjänvintti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keakarvainen bosnianajokoira/ barak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stoninterrier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dennienkarja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vier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kser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ykininspaniel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alianseisoj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kanseisoja - gascognentyypp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kanseisoja - pyreneläistyypp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aque saint-germain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vergnenseisoj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que de l'ariege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bonnaisinseisoj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ienpaimenkoira / briardi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quet griffon vendeen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vencenajo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eton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holmin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no-tyypin juranajokoira 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akatsanin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ll arab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lterrier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glanninbulldogg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llmastiff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gosinseisoj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rjaattikoira / buryat-mongol dog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irnterrier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anaan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nadaneskimo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e corso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ás-os-montesin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stro laboreiron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ahoulanleopardi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lonianpaimen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ukasianpaimen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valierkingcharlesinspaniel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skiaasianpaimen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skoslovensky vlciak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ekinseisoj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lmivärinen tsekin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skyterrier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esapeakelahdennoutaj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ien d´artois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huahua - pitkäkarvainen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huahua - lyhytkarvainen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iinanharja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nook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ow chow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uguayan cimarron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tnan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mberinspaniel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lie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käkarvainen collie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leäkarvainen collie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ton de tulear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roatianpaimen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harakarvainen noutaj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rsikan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äyrä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tkäkarvainen mäyrä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käkarvainen kääpiömäyrä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yhytkarvainen kääpiömäyrä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keakarvainen kääpiömäyrä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tkäkarvainen kaniinimäyrä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yhytkarvainen kaniinimäyrä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keakarvainen kaniinimäyrä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yhytkarvainen mäyrä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keakarvainen mäyrä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matian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ndiedinmontinterrier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skalais-ruotsalainen piha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otlanninhirvi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keakarvainen saksanseisoj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yhytkarvainen saksanseisoj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käkarvainen saksanseisoj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jaskarvainen saksanseisoj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bermann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go argentino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ariandogg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rdeauxindogg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entschenpeltopyy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eever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lanninpaimen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llanninpaimenkoira - pitkäkarvainen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llanninpaimenkoira - karkeakarvainen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lanninpaimenkoira - lyhytkarvainen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äeuroopanpaimen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äsiperianlaik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ckerspaniel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lanninkettu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intter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lanninsetter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anninspringerspanieli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lanninkääpiöterrier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tlebuchinpaimen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estinajo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trelanvuoristo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relanvuoristokoira - pitkäkarvainen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trelanvuoristokoira - lyhytkarvainen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rasier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eldspaniel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a brasileiro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omenajo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omenlapin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omenpystykorv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leäkarvainen noutaj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eäkarvainen kettuterrier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keakarvainen kettuterrier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ncais blanc et noir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cais blanc et orange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ais tricolore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kanbulldogg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skanspaniel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scogne-saintongenajo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it gascon saintongeois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ksanajo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ksanmetsästysterrier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ser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ksanpaimen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ksanpaimenkoira - pitkäkarvainen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riäis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ksanpystykorv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ksanpystykorva - grosspitz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ksanpystykorva - mittelspitz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ksanpystykorva - kleinspitz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ursnautser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ultainen labradorinnoutaj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ultainennoutaj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rdoninsetter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tlanninajo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d anglo-francais blanc et noir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nd anglo-francais tricolore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nd basset griffon vendeen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o gascognenajo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d griffon vendeen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anglo-francais blanc et orange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skandogg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sveitsinpaimen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önlannin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lanninvintti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ffon belge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iffon bleu de gascogne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ffon bruxellois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iffon fauve de bretagne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ffon nivernais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ldeninajo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iltoninajo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nnoverinvihi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er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vannan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reikanajo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kkaidon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llanninrotta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vawart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karinvintti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po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hytkarvainen unkarinvizsl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rkeakarvainen unkarinvizsl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ygeninajo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älleforsin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bizanpodenco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zanpodenco - lyhytkarvainen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bizanpodenco - karkeakarvainen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ninlammas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len of imaalinterrier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ainen irlanninsetter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navalkoinen irlanninsetter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hnäterrier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rlanninterrier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lanninvesispaniel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lanninsusi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yhytkarvainen istrianajo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keakarvainen istrianajo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alianvintti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keakarvainen italianajo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hytkarvainen italianajo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russellinterrier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panese chin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paninpystykorv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paninterrier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in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jalankarhu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rstinpaimen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ksanpystykorva - keeshond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rynterrier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charlesinspaniel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ishun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nimünsterinseisoj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mondor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oikerhondje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olie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reanjindon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eetan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romfohrländer (fci-rekisteröity)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uvasz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nnoutaj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lacy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gotto romagnolo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landinterrier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ashirenkarja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ndseer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inporo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omünsterinseisoj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onbergin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hasa apso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öwchen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käkarvainen whippet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lorcandogg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lorcanpaimen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ltan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chesterinterrier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chesterinterrieri - toy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emmano-abruzzese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stiff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cnabinpaimen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-k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hjoisamerikanpaimen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ääpiöbullterrier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ääpiöpinser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ääpiösnautser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ka- tai monirotuinen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nogorski planinski gonic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skovanvahtikoira / moscow watchdog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d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olinmastiff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udenseelanninpaimen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wfoundlandin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rfolkinterrier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hjanpystykorv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uiitti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hund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sta norjanhirvi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maa norjanhirvi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nkerinajo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ni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rwichinterrier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vascotiannoutaj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nhatanskankana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haenglanninlammas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ukko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pillon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onrussellinterrier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tterdalenterrier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iinanpalatsikoira - pekingese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nkarvaton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unkarvatonkoira - suur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unkarvatonkoira - keskikokoinen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unkarvatonkoira - pien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tit basset griffon vendeen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eni gascognenajo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it brabancon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lene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arao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ardienpaimen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ardienspanieli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ottinajo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narianpodenco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denco orito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itevin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olanvintti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olanajo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olanjahti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lski owczarek nizinny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ksanpystykorva - pomeranian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lla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lakoira - keskikokoinen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llakoira - kääpiö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llakoira - iso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llakoira - toy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rcelaine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ugalinpodengo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ugalinpodengo - keskikokoinen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ugalinpodengo - pien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rtugalinpodengo - sileäkarvainen iso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ugalinpodengo - sileäkarvainen keskikokoinen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ugalinpodengo - sileäkarvainen pien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rtugalinpodengo - karkekarvainen iso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rtugalinpodengo - karkekarvainen keskikokoinen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rtugalinpodengo - karkeakarvainen pien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ugalinseisoj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ra de airesinpaimen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rtugalinvesi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savinanajo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hanrotta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llakoirapointteri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psi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l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m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yreneittenmastiff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yreneitten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eneittenpaimen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tkäkarvainen pyreneittenpaimen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hytkarvainen pyreneittenpaimen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kanrottaterrier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alusianrotta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ainen pesukarhukoira / redbone coonhound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hodesian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paattien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manianpaimen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ttweiler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äjänajo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äjäntoy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näjäntoy - pitkäkarvainen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äjäntoy - lyhytkarvainen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äjänbolonk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näläis-eurooppalainen laik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arloos wolfhond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rnhardin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rnhardinkoira - pitkäkarvainen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rnhardinkoira - lyhytkarvainen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o miguelinfil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int-usugenspaniel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luk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mojedin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rplaninac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apendoes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hillerinajo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ipperke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autser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otlanninterrier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alyhaminterrier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pski gonic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lmivärinen serbianajo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r pe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tlanninlammas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b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ih tzu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ikokun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perianhusky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kkivintti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yenterrieri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lough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lovakiancuvac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lovakianajo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eniberninajo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enijuranajo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niluzerninajo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nischwyzinajo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moolanninajo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elävenäjänpaimen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kovinan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nt-audemerinspaniel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panjanvintti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bueso espanol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anjanmastiff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anjanvesi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one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jhoun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ffordshirenbullterrier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keakarvainen steierinajo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sexinspaniel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ämtlanninpystykorv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otsinlapin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änsigöötanmaanpystykorv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koinen ruotsinhirvi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veitsinajo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ninajo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ranajo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zerninajo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wyzinajo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rgisianvinttikoira / taigan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iwanin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maskan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wczarek podhalansk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nterfieldinterrieri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asilianterrier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imaanpystykorv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ai ridgeback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ibetinmastiff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ibetinspaniel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ibetinterrier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roler bracke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njak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s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kankääpiökettuterrieri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nesseenajo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kerinpesukarhu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pino italiano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imarinseisoj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imarinseisoja - pitkäkarvainen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imarinseisoja - lyhytkarvainen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lsh corgi cardigan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lsh corgi pembroke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lesinpaimen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lesinspringerspanieli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lesinterrieri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koinen länsiylämaanterrier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änsisiperianlaik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fälische dachsbracke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isinvesi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ppet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koinenpaimen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rthalsingriffon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rkeakarvainen slovakianseisoj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rking jackrussellinterrieri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ksikonkarvaton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ksikonkarvatonkoira - keskikokoinen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ksikonkarvatonkoira - pien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ksikonkarvatonkoira - iso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kutianlaik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orkshirenterrieri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silianajokoira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llanninpeltopyy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ngalinkoira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tamani-balin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emmanajo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iesje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murjenkoira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enegronajokoira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äjänspanieli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nermainen bulldoggi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ing bordercollie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king kelpie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rking aussie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stralian cobber dog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len mini husky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tro pug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iskarinkoira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stralian koolie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ukotka sled dog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ianpaariakoira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nhaenglanninbulldoggi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1" calcext:value-type="float">
            <text:p>1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alusianpodenco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5" calcext:value-type="float">
            <text:p>5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3" calcext:value-type="float">
            <text:p>3</text:p>
          </table:table-cell>
          <table:table-cell table:formula="of:=RANDBETWEEN(0;5)" office:value-type="float" office:value="0" calcext:value-type="float">
            <text:p>0</text:p>
          </table:table-cell>
          <table:table-cell table:formula="of:=RANDBETWEEN(0;5)" office:value-type="float" office:value="4" calcext:value-type="float">
            <text:p>4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2" calcext:value-type="float">
            <text:p>2</text:p>
          </table:table-cell>
          <table:table-cell table:formula="of:=RANDBETWEEN(0;5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9:15:55.233590854</meta:creation-date>
    <dc:date>2023-01-05T11:40:10.234151407</dc:date>
    <meta:editing-duration>PT58M31S</meta:editing-duration>
    <meta:editing-cycles>4</meta:editing-cycles>
    <meta:generator>LibreOffice/7.3.7.2$Linux_X86_64 LibreOffice_project/30$Build-2</meta:generator>
    <meta:document-statistic meta:table-count="2" meta:cell-count="6472" meta:object-count="0"/>
  </office:meta>
</office:document-meta>
</file>